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78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924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092cm"/>
    </style:style>
    <style:style style:name="co18" style:family="table-column">
      <style:table-column-properties fo:break-before="auto" style:column-width="3.992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03cm"/>
    </style:style>
    <style:style style:name="co21" style:family="table-column">
      <style:table-column-properties fo:break-before="auto" style:column-width="1.15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3.736cm"/>
    </style:style>
    <style:style style:name="co24" style:family="table-column">
      <style:table-column-properties fo:break-before="auto" style:column-width="2.418cm"/>
    </style:style>
    <style:style style:name="co25" style:family="table-column">
      <style:table-column-properties fo:break-before="auto" style:column-width="4.015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2.27cm"/>
    </style:style>
    <style:style style:name="co28" style:family="table-column">
      <style:table-column-properties fo:break-before="auto" style:column-width="4.881cm"/>
    </style:style>
    <style:style style:name="ro1" style:family="table-row">
      <style:table-row-properties style:row-height="0.5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6" table:default-cell-style-name="ce7"/>
        <table:table-column table:style-name="co17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ce7"/>
        <table:table-column table:style-name="co9" table:number-columns-repeated="2" table:default-cell-style-name="ce1"/>
        <table:table-column table:style-name="co11" table:default-cell-style-name="ce1"/>
        <table:table-column table:style-name="co18" table:default-cell-style-name="ce1"/>
        <table:table-column table:style-name="co13" table:default-cell-style-name="ce7"/>
        <table:table-column table:style-name="co14" table:default-cell-style-name="ce1"/>
        <table:table-column table:style-name="co15" table:default-cell-style-name="ce1"/>
        <table:table-column table:style-name="co19" table:default-cell-style-name="ce7"/>
        <table:table-column table:style-name="co17" table:default-cell-style-name="ce7"/>
        <table:table-column table:style-name="co20" table:number-columns-repeated="2" table:default-cell-style-name="ce7"/>
        <table:table-column table:style-name="co19" table:default-cell-style-name="ce7"/>
        <table:table-column table:style-name="co9" table:number-columns-repeated="984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table:number-columns-repeated="4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style-name="ce2" table:number-columns-repeated="3"/>
          <table:table-cell table:style-name="ce5" office:value-type="string">
            <text:p>2. Quali Runde</text:p>
          </table:table-cell>
          <table:table-cell table:style-name="ce2" table:number-columns-repeated="3"/>
          <table:table-cell table:style-name="ce2" office:value-type="string">
            <text:p>3. Quali-Runde</text:p>
          </table:table-cell>
          <table:table-cell table:style-name="ce2" table:number-columns-repeated="3"/>
          <table:table-cell table:style-name="ce2" office:value-type="string">
            <text:p>Play-offs</text:p>
          </table:table-cell>
          <table:table-cell table:number-columns-repeated="3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5"/>
          <table:table-cell table:style-name="ce4"/>
          <table:table-cell table:number-columns-repeated="11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5" table:end-x="0.591cm" table:end-y="0.461cm" draw:z-index="39" draw:name="Grafik 11" draw:style-name="gr1" draw:text-style-name="P1" svg:width="0.6cm" svg:height="0.46cm" svg:x="1.786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6" table:end-x="0.591cm" table:end-y="0.46cm" draw:z-index="38" draw:name="Grafik 43" draw:style-name="gr1" draw:text-style-name="P1" svg:width="0.6cm" svg:height="0.46cm" svg:x="1.786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Samtredia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7" table:end-x="0.591cm" table:end-y="0.461cm" draw:z-index="37" draw:name="Grafik 31" draw:style-name="gr1" draw:text-style-name="P1" svg:width="0.6cm" svg:height="0.46cm" svg:x="1.78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" table:end-x="0.581cm" table:end-y="0.461cm" draw:z-index="73" draw:name="Grafik 11" draw:style-name="gr1" draw:text-style-name="P1" svg:width="0.6cm" svg:height="0.46cm" svg:x="1.9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8" table:end-x="0.591cm" table:end-y="0.461cm" draw:z-index="36" draw:name="Grafik 44" draw:style-name="gr1" draw:text-style-name="P1" svg:width="0.6cm" svg:height="0.46cm" svg:x="1.786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I8" table:end-x="0.581cm" table:end-y="0.461cm" draw:z-index="72" draw:name="Grafik 31" draw:style-name="gr1" draw:text-style-name="P1" svg:width="0.6cm" svg:height="0.46cm" svg:x="1.907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9" table:end-x="0.591cm" table:end-y="0.461cm" draw:z-index="35" draw:name="Grafik 45" draw:style-name="gr1" draw:text-style-name="P1" svg:width="0.6cm" svg:height="0.46cm" svg:x="1.786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9" table:end-x="0.581cm" table:end-y="0.461cm" draw:z-index="71" draw:name="Grafik 32" draw:style-name="gr1" draw:text-style-name="P1" svg:width="0.6cm" svg:height="0.46cm" svg:x="1.907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0" table:end-x="0.591cm" table:end-y="0.461cm" draw:z-index="34" draw:name="Grafik 32" draw:style-name="gr1" draw:text-style-name="P1" svg:width="0.6cm" svg:height="0.46cm" svg:x="1.786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0" table:end-x="0.581cm" table:end-y="0.461cm" draw:z-index="70" draw:name="Grafik 12" draw:style-name="gr1" draw:text-style-name="P1" svg:width="0.6cm" svg:height="0.46cm" svg:x="1.907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1" table:end-x="0.591cm" table:end-y="0.46cm" draw:z-index="33" draw:name="Grafik 46" draw:style-name="gr1" draw:text-style-name="P1" svg:width="0.6cm" svg:height="0.46cm" svg:x="1.786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MSK Zili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11" table:end-x="0.581cm" table:end-y="0.46cm" draw:z-index="64" draw:name="Grafik 20" draw:style-name="gr1" draw:text-style-name="P1" svg:width="0.6cm" svg:height="0.46cm" svg:x="1.907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5"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2" table:end-x="0.591cm" table:end-y="0.461cm" draw:z-index="32" draw:name="Grafik 12" draw:style-name="gr1" draw:text-style-name="P1" svg:width="0.6cm" svg:height="0.46cm" svg:x="1.78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Qualifikation.I12" table:end-x="0.581cm" table:end-y="0.461cm" draw:z-index="69" draw:name="Grafik 13" draw:style-name="gr1" draw:text-style-name="P1" svg:width="0.6cm" svg:height="0.46cm" svg:x="1.907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Qualifikation.M12" table:end-x="0.597cm" table:end-y="0.461cm" draw:z-index="92" draw:name="Grafik 11" draw:style-name="gr1" draw:text-style-name="P1" svg:width="0.6cm" svg:height="0.46cm" svg:x="1.791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3" table:end-x="0.591cm" table:end-y="0.461cm" draw:z-index="31" draw:name="Grafik 13" draw:style-name="gr1" draw:text-style-name="P1" svg:width="0.6cm" svg:height="0.46cm" svg:x="1.786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3" table:end-x="0.581cm" table:end-y="0.461cm" draw:z-index="62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13" table:end-x="0.597cm" table:end-y="0.461cm" draw:z-index="91" draw:name="Grafik 12" draw:style-name="gr1" draw:text-style-name="P1" svg:width="0.6cm" svg:height="0.46cm" svg:x="1.79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4" table:end-x="0.591cm" table:end-y="0.461cm" draw:z-index="30" draw:name="Grafik 47" draw:style-name="gr1" draw:text-style-name="P1" svg:width="0.6cm" svg:height="0.46cm" svg:x="1.786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4" table:end-x="0.581cm" table:end-y="0.461cm" draw:z-index="68" draw:name="Grafik 33" draw:style-name="gr1" draw:text-style-name="P1" svg:width="0.6cm" svg:height="0.46cm" svg:x="1.907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M14" table:end-x="0.597cm" table:end-y="0.461cm" draw:z-index="90" draw:name="Grafik 13" draw:style-name="gr1" draw:text-style-name="P1" svg:width="0.6cm" svg:height="0.46cm" svg:x="1.79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5" table:end-x="0.591cm" table:end-y="0.461cm" draw:z-index="29" draw:name="Grafik 33" draw:style-name="gr1" draw:text-style-name="P1" svg:width="0.6cm" svg:height="0.46cm" svg:x="1.786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I15" table:end-x="0.581cm" table:end-y="0.461cm" draw:z-index="67" draw:name="Grafik 34" draw:style-name="gr1" draw:text-style-name="P1" svg:width="0.6cm" svg:height="0.46cm" svg:x="1.907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15" table:end-x="0.597cm" table:end-y="0.461cm" draw:z-index="89" draw:name="Grafik 14" draw:style-name="gr1" draw:text-style-name="P1" svg:width="0.6cm" svg:height="0.46cm" svg:x="1.79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16" table:end-x="0.591cm" table:end-y="0.46cm" draw:z-index="40" draw:name="Grafik 1" draw:style-name="gr1" draw:text-style-name="P1" svg:width="0.6cm" svg:height="0.46cm" svg:x="1.786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16" table:end-x="0.581cm" table:end-y="0.46cm" draw:z-index="66" draw:name="Grafik 15" draw:style-name="gr1" draw:text-style-name="P1" svg:width="0.6cm" svg:height="0.46cm" svg:x="1.9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16" table:end-x="0.597cm" table:end-y="0.46cm" draw:z-index="88" draw:name="Grafik 15" draw:style-name="gr1" draw:text-style-name="P1" svg:width="0.6cm" svg:height="0.46cm" svg:x="1.791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7" table:end-x="0.6cm" table:end-y="0.461cm" draw:z-index="0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17" table:end-x="0.591cm" table:end-y="0.461cm" draw:z-index="28" draw:name="Grafik 35" draw:style-name="gr1" draw:text-style-name="P1" svg:width="0.6cm" svg:height="0.46cm" svg:x="1.786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17" table:end-x="0.581cm" table:end-y="0.461cm" draw:z-index="59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17" table:end-x="0.597cm" table:end-y="0.461cm" draw:z-index="87" draw:name="Grafik 16" draw:style-name="gr1" draw:text-style-name="P1" svg:width="0.6cm" svg:height="0.46cm" svg:x="1.79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8" table:end-x="0.6cm" table:end-y="0.461cm" draw:z-index="1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18" table:end-x="0.591cm" table:end-y="0.461cm" draw:z-index="27" draw:name="Grafik 48" draw:style-name="gr1" draw:text-style-name="P1" svg:width="0.6cm" svg:height="0.46cm" svg:x="1.786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18" table:end-x="0.581cm" table:end-y="0.461cm" draw:z-index="65" draw:name="Grafik 16" draw:style-name="gr1" draw:text-style-name="P1" svg:width="0.6cm" svg:height="0.46cm" svg:x="1.9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18" table:end-x="0.597cm" table:end-y="0.461cm" draw:z-index="74" draw:name="Grafik 17" draw:style-name="gr1" draw:text-style-name="P1" svg:width="0.6cm" svg:height="0.46cm" svg:x="1.79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19" table:end-x="0.6cm" table:end-y="0.46cm" draw:z-index="2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19" table:end-x="0.591cm" table:end-y="0.461cm" draw:z-index="41" draw:name="Grafik 5" draw:style-name="gr1" draw:text-style-name="P1" svg:width="0.6cm" svg:height="0.46cm" svg:x="1.786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ibernians FC Paol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I19" table:end-x="0.581cm" table:end-y="0.461cm" draw:z-index="63" draw:name="Grafik 20" draw:style-name="gr1" draw:text-style-name="P1" svg:width="0.6cm" svg:height="0.46cm" svg:x="1.907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M19" table:end-x="0.597cm" table:end-y="0.461cm" draw:z-index="75" draw:name="Grafik 18" draw:style-name="gr1" draw:text-style-name="P1" svg:width="0.6cm" svg:height="0.46cm" svg:x="1.79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0" table:end-x="0.6cm" table:end-y="0.461cm" draw:z-index="3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pca '89 Mitrovic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20" table:end-x="0.591cm" table:end-y="0.461cm" draw:z-index="16" draw:name="Grafik 36" draw:style-name="gr1" draw:text-style-name="P1" svg:width="0.6cm" svg:height="0.46cm" svg:x="1.78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RB Salz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0" table:end-x="0.581cm" table:end-y="0.461cm" draw:z-index="61" draw:name="Grafik 14" draw:style-name="gr1" draw:text-style-name="P1" svg:width="0.6cm" svg:height="0.46cm" svg:x="1.907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0" table:end-x="0.597cm" table:end-y="0.461cm" draw:z-index="93" draw:name="Grafik 19" draw:style-name="gr1" draw:text-style-name="P1" svg:width="0.6cm" svg:height="0.46cm" svg:x="1.79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1" table:end-x="0.6cm" table:end-y="0.46cm" draw:z-index="4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E21" table:end-x="0.591cm" table:end-y="0.46cm" draw:z-index="15" draw:name="Grafik 22" draw:style-name="gr1" draw:text-style-name="P1" svg:width="0.6cm" svg:height="0.46cm" svg:x="1.78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Qualifikation.I21" table:end-x="0.581cm" table:end-y="0.46cm" draw:z-index="60" draw:name="Grafik 35" draw:style-name="gr1" draw:text-style-name="P1" svg:width="0.6cm" svg:height="0.46cm" svg:x="1.907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M21" table:end-x="0.597cm" table:end-y="0.46cm" draw:z-index="86" draw:name="Grafik 20" draw:style-name="gr1" draw:text-style-name="P1" svg:width="0.6cm" svg:height="0.46cm" svg:x="1.79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2" table:end-x="0.6cm" table:end-y="0.46cm" draw:z-index="5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nfonet Tallin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2" table:end-x="0.591cm" table:end-y="0.461cm" draw:z-index="42" draw:name="Grafik 7" draw:style-name="gr1" draw:text-style-name="P1" svg:width="0.6cm" svg:height="0.46cm" svg:x="1.786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2" table:end-x="0.581cm" table:end-y="0.461cm" draw:z-index="58" draw:name="Grafik 21" draw:style-name="gr1" draw:text-style-name="P1" svg:width="0.6cm" svg:height="0.46cm" svg:x="1.907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M22" table:end-x="0.597cm" table:end-y="0.461cm" draw:z-index="85" draw:name="Grafik 21" draw:style-name="gr1" draw:text-style-name="P1" svg:width="0.6cm" svg:height="0.46cm" svg:x="1.79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3" table:end-x="0.6cm" table:end-y="0.461cm" draw:z-index="6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  <draw:frame table:end-cell-address="Qualifikation.E23" table:end-x="0.591cm" table:end-y="0.461cm" draw:z-index="43" draw:name="Grafik 9" draw:style-name="gr1" draw:text-style-name="P1" svg:width="0.6cm" svg:height="0.46cm" svg:x="1.786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3" table:end-x="0.581cm" table:end-y="0.461cm" draw:z-index="57" draw:name="Grafik 36" draw:style-name="gr1" draw:text-style-name="P1" svg:width="0.6cm" svg:height="0.46cm" svg:x="1.907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3" table:end-x="0.597cm" table:end-y="0.461cm" draw:z-index="84" draw:name="Grafik 22" draw:style-name="gr1" draw:text-style-name="P1" svg:width="0.6cm" svg:height="0.46cm" svg:x="1.79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4" table:end-x="0.6cm" table:end-y="0.46cm" draw:z-index="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  <draw:frame table:end-cell-address="Qualifikation.E24" table:end-x="0.591cm" table:end-y="0.461cm" draw:z-index="26" draw:name="Grafik 23" draw:style-name="gr1" draw:text-style-name="P1" svg:width="0.6cm" svg:height="0.46cm" svg:x="1.786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I24" table:end-x="0.581cm" table:end-y="0.461cm" draw:z-index="56" draw:name="Grafik 22" draw:style-name="gr1" draw:text-style-name="P1" svg:width="0.6cm" svg:height="0.46cm" svg:x="1.907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M24" table:end-x="0.597cm" table:end-y="0.461cm" draw:z-index="83" draw:name="Grafik 23" draw:style-name="gr1" draw:text-style-name="P1" svg:width="0.6cm" svg:height="0.46cm" svg:x="1.791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5" table:end-x="0.6cm" table:end-y="0.461cm" draw:z-index="8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5" table:end-x="0.591cm" table:end-y="0.461cm" draw:z-index="25" draw:name="Grafik 49" draw:style-name="gr1" draw:text-style-name="P1" svg:width="0.6cm" svg:height="0.46cm" svg:x="1.786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Qualifikation.I25" table:end-x="0.581cm" table:end-y="0.461cm" draw:z-index="55" draw:name="Grafik 23" draw:style-name="gr1" draw:text-style-name="P1" svg:width="0.6cm" svg:height="0.46cm" svg:x="1.9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M25" table:end-x="0.597cm" table:end-y="0.461cm" draw:z-index="82" draw:name="Grafik 24" draw:style-name="gr1" draw:text-style-name="P1" svg:width="0.6cm" svg:height="0.46cm" svg:x="1.791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>
            <draw:frame table:end-cell-address="Qualifikation.A26" table:end-x="0.6cm" table:end-y="0.46cm" draw:z-index="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P La Fiorita Montegiardi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1cm" table:end-y="0.46cm" draw:z-index="24" draw:name="Grafik 37" draw:style-name="gr1" draw:text-style-name="P1" svg:width="0.6cm" svg:height="0.46cm" svg:x="1.786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Qualifikation.I26" table:end-x="0.581cm" table:end-y="0.46cm" draw:z-index="54" draw:name="Grafik 37" draw:style-name="gr1" draw:text-style-name="P1" svg:width="0.6cm" svg:height="0.46cm" svg:x="1.907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M26" table:end-x="0.597cm" table:end-y="0.46cm" draw:z-index="81" draw:name="Grafik 25" draw:style-name="gr1" draw:text-style-name="P1" svg:width="0.6cm" svg:height="0.46cm" svg:x="1.79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7" table:end-x="0.591cm" table:end-y="0.461cm" draw:z-index="23" draw:name="Grafik 50" draw:style-name="gr1" draw:text-style-name="P1" svg:width="0.6cm" svg:height="0.46cm" svg:x="1.786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27" table:end-x="0.581cm" table:end-y="0.461cm" draw:z-index="53" draw:name="Grafik 24" draw:style-name="gr1" draw:text-style-name="P1" svg:width="0.6cm" svg:height="0.46cm" svg:x="1.907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M27" table:end-x="0.597cm" table:end-y="0.461cm" draw:z-index="80" draw:name="Grafik 26" draw:style-name="gr1" draw:text-style-name="P1" svg:width="0.6cm" svg:height="0.46cm" svg:x="1.791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8" table:end-x="0.591cm" table:end-y="0.461cm" draw:z-index="22" draw:name="Grafik 24" draw:style-name="gr1" draw:text-style-name="P1" svg:width="0.6cm" svg:height="0.46cm" svg:x="1.786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28" table:end-x="0.581cm" table:end-y="0.461cm" draw:z-index="52" draw:name="Grafik 38" draw:style-name="gr1" draw:text-style-name="P1" svg:width="0.6cm" svg:height="0.46cm" svg:x="1.907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28" table:end-x="0.597cm" table:end-y="0.461cm" draw:z-index="79" draw:name="Grafik 27" draw:style-name="gr1" draw:text-style-name="P1" svg:width="0.6cm" svg:height="0.46cm" svg:x="1.79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29" table:end-x="0.591cm" table:end-y="0.461cm" draw:z-index="21" draw:name="Grafik 51" draw:style-name="gr1" draw:text-style-name="P1" svg:width="0.6cm" svg:height="0.46cm" svg:x="1.786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I29" table:end-x="0.581cm" table:end-y="0.461cm" draw:z-index="51" draw:name="Grafik 25" draw:style-name="gr1" draw:text-style-name="P1" svg:width="0.6cm" svg:height="0.46cm" svg:x="1.907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M29" table:end-x="0.597cm" table:end-y="0.461cm" draw:z-index="76" draw:name="Grafik 28" draw:style-name="gr1" draw:text-style-name="P1" svg:width="0.6cm" svg:height="0.46cm" svg:x="1.79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0" table:end-x="0.591cm" table:end-y="0.461cm" draw:z-index="20" draw:name="Grafik 38" draw:style-name="gr1" draw:text-style-name="P1" svg:width="0.6cm" svg:height="0.46cm" svg:x="1.786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Qualifikation.I30" table:end-x="0.581cm" table:end-y="0.461cm" draw:z-index="50" draw:name="Grafik 39" draw:style-name="gr1" draw:text-style-name="P1" svg:width="0.6cm" svg:height="0.46cm" svg:x="1.907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M30" table:end-x="0.597cm" table:end-y="0.461cm" draw:z-index="77" draw:name="Grafik 29" draw:style-name="gr1" draw:text-style-name="P1" svg:width="0.6cm" svg:height="0.46cm" svg:x="1.79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table:number-columns-repeated="23"/>
          <table:table-cell table:number-columns-repeated="984"/>
        </table:table-row>
        <table:table-row table:style-name="ro1">
          <table:table-cell table:number-columns-repeated="3"/>
          <table:table-cell>
            <draw:frame table:end-cell-address="Qualifikation.E31" table:end-x="0.591cm" table:end-y="0.46cm" draw:z-index="19" draw:name="Grafik 25" draw:style-name="gr1" draw:text-style-name="P1" svg:width="0.6cm" svg:height="0.46cm" svg:x="1.78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31" table:end-x="0.581cm" table:end-y="0.46cm" draw:z-index="49" draw:name="Grafik 26" draw:style-name="gr1" draw:text-style-name="P1" svg:width="0.6cm" svg:height="0.46cm" svg:x="1.907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M31" table:end-x="0.597cm" table:end-y="0.46cm" draw:z-index="78" draw:name="Grafik 30" draw:style-name="gr1" draw:text-style-name="P1" svg:width="0.6cm" svg:height="0.46cm" svg:x="1.79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Qualifikation.E32" table:end-x="0.591cm" table:end-y="0.461cm" draw:z-index="18" draw:name="Grafik 52" draw:style-name="gr1" draw:text-style-name="P1" svg:width="0.6cm" svg:height="0.46cm" svg:x="1.786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2" table:end-x="0.581cm" table:end-y="0.461cm" draw:z-index="48" draw:name="Grafik 40" draw:style-name="gr1" draw:text-style-name="P1" svg:width="0.6cm" svg:height="0.46cm" svg:x="1.907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3" table:end-x="0.591cm" table:end-y="0.461cm" draw:z-index="17" draw:name="Grafik 53" draw:style-name="gr1" draw:text-style-name="P1" svg:width="0.6cm" svg:height="0.46cm" svg:x="1.786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3" table:end-x="0.581cm" table:end-y="0.461cm" draw:z-index="47" draw:name="Grafik 41" draw:style-name="gr1" draw:text-style-name="P1" svg:width="0.6cm" svg:height="0.46cm" svg:x="1.907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4" table:end-x="0.591cm" table:end-y="0.46cm" draw:z-index="10" draw:name="Grafik 39" draw:style-name="gr1" draw:text-style-name="P1" svg:width="0.6cm" svg:height="0.46cm" svg:x="1.78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I34" table:end-x="0.581cm" table:end-y="0.461cm" draw:z-index="46" draw:name="Grafik 27" draw:style-name="gr1" draw:text-style-name="P1" svg:width="0.6cm" svg:height="0.46cm" svg:x="1.907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5" table:end-x="0.591cm" table:end-y="0.461cm" draw:z-index="11" draw:name="Grafik 54" draw:style-name="gr1" draw:text-style-name="P1" svg:width="0.6cm" svg:height="0.46cm" svg:x="1.786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35" table:end-x="0.581cm" table:end-y="0.461cm" draw:z-index="45" draw:name="Grafik 30" draw:style-name="gr1" draw:text-style-name="P1" svg:width="0.6cm" svg:height="0.46cm" svg:x="1.9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6" table:end-x="0.591cm" table:end-y="0.46cm" draw:z-index="12" draw:name="Grafik 26" draw:style-name="gr1" draw:text-style-name="P1" svg:width="0.6cm" svg:height="0.46cm" svg:x="1.786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6" table:end-x="0.581cm" table:end-y="0.46cm" draw:z-index="44" draw:name="Grafik 42" draw:style-name="gr1" draw:text-style-name="P1" svg:width="0.6cm" svg:height="0.46cm" svg:x="1.90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3"/>
          <table:table-cell>
            <draw:frame table:end-cell-address="Qualifikation.E37" table:end-x="0.591cm" table:end-y="0.461cm" draw:z-index="13" draw:name="Grafik 40" draw:style-name="gr1" draw:text-style-name="P1" svg:width="0.6cm" svg:height="0.46cm" svg:x="1.786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Qualifikation.E38" table:end-x="0.591cm" table:end-y="0.461cm" draw:z-index="14" draw:name="Grafik 3" draw:style-name="gr1" draw:text-style-name="P1" svg:width="0.6cm" svg:height="0.46cm" svg:x="1.786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2017/18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Gruppe A</text:p>
          </table:table-cell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E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ZSKA</text:p>
          </table:table-cell>
          <table:table-cell table:style-name="ce7" office:value-type="string">
            <text:p>BEN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SPA</text:p>
          </table:table-cell>
          <table:table-cell table:style-name="ce7" office:value-type="string">
            <text:p>NK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6" table:end-x="0.607cm" table:end-y="0.46cm" draw:z-index="1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United</text:p>
          </table:table-cell>
          <table:table-cell table:style-name="ce7" office:value-type="string">
            <text:p>12:3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6" table:end-x="0.599cm" table:end-y="0.46cm" draw:z-index="0" draw:name="Grafik 18" draw:style-name="gr1" draw:text-style-name="P1" svg:width="0.6cm" svg:height="0.46cm" svg:x="-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Liverpool</text:p>
          </table:table-cell>
          <table:table-cell table:style-name="ce7" office:value-type="string">
            <text:p>23:6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7:0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7" table:end-x="0.607cm" table:end-y="0.46cm" draw:z-index="16" draw:name="Grafik 15" draw:style-name="gr1" draw:text-style-name="P1" svg:width="0.6cm" svg:height="0.46cm" svg:x="0.007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sel</text:p>
          </table:table-cell>
          <table:table-cell table:style-name="ce7" office:value-type="string">
            <text:p>11: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7" table:end-x="0.599cm" table:end-y="0.46cm" draw:z-index="3" draw:name="Grafik 28" draw:style-name="gr1" draw:text-style-name="P1" svg:width="0.6cm" svg:height="0.46cm" svg:x="-0.0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Sevilla</text:p>
          </table:table-cell>
          <table:table-cell table:style-name="ce7" office:value-type="string">
            <text:p>12: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SEV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8" table:end-x="0.607cm" table:end-y="0.461cm" draw:z-index="15" draw:name="Grafik 16" draw:style-name="gr1" draw:text-style-name="P1" svg:width="0.6cm" svg:height="0.46cm" svg:x="0.00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ZSKA Moskau</text:p>
          </table:table-cell>
          <table:table-cell table:style-name="ce7" office:value-type="string">
            <text:p>8:10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7" office:value-type="string">
            <text:p>ZSKA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8" table:end-x="0.599cm" table:end-y="0.461cm" draw:z-index="14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1" office:value-type="string">
            <text:p>Spartak Moskau</text:p>
          </table:table-cell>
          <table:table-cell table:style-name="ce7" office:value-type="string">
            <text:p>9:1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SPA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5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9" table:end-x="0.607cm" table:end-y="0.46cm" draw:z-index="11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Benfica Lissabon</text:p>
          </table:table-cell>
          <table:table-cell table:style-name="ce7" office:value-type="string">
            <text:p>1:1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 office:value-type="string">
            <text:p>BEN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9" table:end-x="0.597cm" table:end-y="0.46cm" draw:z-index="27" draw:name="Grafik 26" draw:style-name="gr1" draw:text-style-name="P1" svg:width="0.6cm" svg:height="0.459cm" svg:x="1.914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NK Maribor</text:p>
          </table:table-cell>
          <table:table-cell table:style-name="ce7" office:value-type="string">
            <text:p>3:16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NKM</text:p>
          </table:table-cell>
          <table:table-cell table:style-name="ce7" office:value-type="string">
            <text:p>0:7</text:p>
          </table:table-cell>
          <table:table-cell table:number-columns-repeated="2"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B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F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FCB</text:p>
          </table:table-cell>
          <table:table-cell table:style-name="ce7" office:value-type="string">
            <text:p>GLA</text:p>
          </table:table-cell>
          <table:table-cell table:style-name="ce7" office:value-type="string">
            <text:p>RSC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MAN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NEA</text:p>
          </table:table-cell>
          <table:table-cell table:style-name="ce7" office:value-type="string">
            <text:p>FEY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13" table:end-x="0.607cm" table:end-y="0.461cm" draw:z-index="17" draw:name="Grafik 30" draw:style-name="gr1" draw:text-style-name="P1" svg:width="0.6cm" svg:height="0.46cm" svg:x="0.00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Paris Saint-Germain</text:p>
          </table:table-cell>
          <table:table-cell table:style-name="ce7" office:value-type="string">
            <text:p>25:4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7:1</text:p>
          </table:table-cell>
          <table:table-cell table:style-name="ce7" office:value-type="string">
            <text:p>5: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13" table:end-x="0.599cm" table:end-y="0.503cm" draw:z-index="13" draw:name="Grafik 18" draw:style-name="gr1" draw:text-style-name="P1" svg:width="0.6cm" svg:height="0.501cm" svg:x="-0.001cm" svg:y="0.00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Manchester City</text:p>
          </table:table-cell>
          <table:table-cell table:style-name="ce7" office:value-type="string">
            <text:p>14:5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MA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14" table:end-x="0.607cm" table:end-y="0.46cm" draw:z-index="18" draw:name="Grafik 17" draw:style-name="gr1" draw:text-style-name="P1" svg:width="0.6cm" svg:height="0.46cm" svg:x="0.00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yern München</text:p>
          </table:table-cell>
          <table:table-cell table:style-name="ce7" office:value-type="string">
            <text:p>13: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0</text:p>
          </table:table-cell>
          <table:table-cell table:style-name="ce1"/>
          <table:table-cell table:style-name="ce1" office:value-type="float" office:value="2">
            <text:p>2</text:p>
            <draw:frame table:end-cell-address="Gruppenphase.N14" table:end-x="0.597cm" table:end-y="0.46cm" draw:z-index="31" draw:name="Grafik 34" draw:style-name="gr1" draw:text-style-name="P1" svg:width="0.6cm" svg:height="0.46cm" svg:x="1.91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Schachtjor Donezsk</text:p>
          </table:table-cell>
          <table:table-cell table:style-name="ce7" office:value-type="string">
            <text:p>9:9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7" office:value-type="string">
            <text:p>DON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15" table:end-x="0.607cm" table:end-y="0.461cm" draw:z-index="19" draw:name="Grafik 23" draw:style-name="gr1" draw:text-style-name="P1" svg:width="0.6cm" svg:height="0.46cm" svg:x="0.007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1" office:value-type="string">
            <text:p>Celtic Glasgow</text:p>
          </table:table-cell>
          <table:table-cell table:style-name="ce7" office:value-type="string">
            <text:p>5:18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GL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15" table:end-x="0.599cm" table:end-y="0.461cm" draw:z-index="9" draw:name="Grafik 29" draw:style-name="gr1" draw:text-style-name="P1" svg:width="0.6cm" svg:height="0.46cm" svg:x="-0.001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SSC Neapel</text:p>
          </table:table-cell>
          <table:table-cell table:style-name="ce7" office:value-type="string">
            <text:p>11:1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7" office:value-type="string">
            <text:p>NEA</text:p>
          </table:table-cell>
          <table:table-cell table:style-name="ce7" office:value-type="string">
            <text:p>2:4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16" table:end-x="0.607cm" table:end-y="0.46cm" draw:z-index="20" draw:name="Grafik 41" draw:style-name="gr1" draw:text-style-name="P1" svg:width="0.6cm" svg:height="0.46cm" svg:x="0.007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1" office:value-type="string">
            <text:p>RSC Anderlecht</text:p>
          </table:table-cell>
          <table:table-cell table:style-name="ce7" office:value-type="string">
            <text:p>2:17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RSC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16" table:end-x="0.597cm" table:end-y="0.46cm" draw:z-index="28" draw:name="Grafik 42" draw:style-name="gr1" draw:text-style-name="P1" svg:width="0.6cm" svg:height="0.46cm" svg:x="1.91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Feyenoord Rotterdam</text:p>
          </table:table-cell>
          <table:table-cell table:style-name="ce7" office:value-type="string">
            <text:p>5:1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7" office:value-type="string">
            <text:p>FEY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C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G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ROM</text:p>
          </table:table-cell>
          <table:table-cell table:style-name="ce7" office:value-type="string">
            <text:p>CHE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QAR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BES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AS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20" table:end-x="0.607cm" table:end-y="0.461cm" draw:z-index="8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Rom</text:p>
          </table:table-cell>
          <table:table-cell table:style-name="ce7" office:value-type="string">
            <text:p>9:6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ROM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0</text:p>
          </table:table-cell>
          <table:table-cell table:style-name="ce1"/>
          <table:table-cell table:style-name="ce1" office:value-type="float" office:value="1">
            <text:p>1</text:p>
            <draw:frame table:end-cell-address="Gruppenphase.N20" table:end-x="0.597cm" table:end-y="0.461cm" draw:z-index="30" draw:name="Grafik 27" draw:style-name="gr1" draw:text-style-name="P1" svg:width="0.6cm" svg:height="0.46cm" svg:x="1.914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Besiktas Istanbul</text:p>
          </table:table-cell>
          <table:table-cell table:style-name="ce7" office:value-type="string">
            <text:p>11:5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BES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21" table:end-x="0.607cm" table:end-y="0.46cm" draw:z-index="2" draw:name="Grafik 18" draw:style-name="gr1" draw:text-style-name="P1" svg:width="0.6cm" svg:height="0.46cm" svg:x="0.00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Chelsea</text:p>
          </table:table-cell>
          <table:table-cell table:style-name="ce7" office:value-type="string">
            <text:p>16: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CHE</text:p>
          </table:table-cell>
          <table:table-cell table:style-name="ce7" office:value-type="string">
            <text:p>3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6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1" table:end-x="0.599cm" table:end-y="0.46cm" draw:z-index="23" draw:name="Grafik 19" draw:style-name="gr1" draw:text-style-name="P1" svg:width="0.6cm" svg:height="0.46cm" svg:x="-0.001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FC Porto</text:p>
          </table:table-cell>
          <table:table-cell table:style-name="ce7" office:value-type="string">
            <text:p>15:1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7" office:value-type="string">
            <text:p>FCP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5: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22" table:end-x="0.607cm" table:end-y="0.46cm" draw:z-index="5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Atletico Madrid</text:p>
          </table:table-cell>
          <table:table-cell table:style-name="ce7" office:value-type="string">
            <text:p>5:4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ATM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2" table:end-x="0.599cm" table:end-y="0.461cm" draw:z-index="21" draw:name="Grafik 17" draw:style-name="gr1" draw:text-style-name="P1" svg:width="0.6cm" svg:height="0.46cm" svg:x="-0.001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RB Leipzig</text:p>
          </table:table-cell>
          <table:table-cell table:style-name="ce7" office:value-type="string">
            <text:p>10:11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RBL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23" table:end-x="0.607cm" table:end-y="0.461cm" draw:z-index="6" draw:name="Grafik 11" draw:style-name="gr1" draw:text-style-name="P1" svg:width="0.6cm" svg:height="0.46cm" svg:x="0.007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1" office:value-type="string">
            <text:p>Qarabag Agdam</text:p>
          </table:table-cell>
          <table:table-cell table:style-name="ce7" office:value-type="string">
            <text:p>2:1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QAR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>
            <draw:frame table:end-cell-address="Gruppenphase.N23" table:end-x="0.599cm" table:end-y="0.461cm" draw:z-index="26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" office:value-type="string">
            <text:p>AS Monaco</text:p>
          </table:table-cell>
          <table:table-cell table:style-name="ce7" office:value-type="string">
            <text:p>6:1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SM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2" office:value-type="string">
            <text:p>Gruppe D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/>
          <table:table-cell table:style-name="ce2" office:value-type="string">
            <text:p>Gruppe H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JUV</text:p>
          </table:table-cell>
          <table:table-cell table:style-name="ce7" office:value-type="string">
            <text:p>LIS</text:p>
          </table:table-cell>
          <table:table-cell table:style-name="ce7" office:value-type="string">
            <text:p>OLY</text:p>
          </table:table-cell>
          <table:table-cell table:style-name="ce1" table:number-columns-repeated="4"/>
          <table:table-cell table:style-name="ce7"/>
          <table:table-cell table:style-name="ce1" table:number-columns-repeated="2"/>
          <table:table-cell table:style-name="ce7"/>
          <table:table-cell table:style-name="ce7" office:value-type="string">
            <text:p>TOT</text:p>
          </table:table-cell>
          <table:table-cell table:style-name="ce7" office:value-type="string">
            <text:p>MAD</text:p>
          </table:table-cell>
          <table:table-cell table:style-name="ce7" office:value-type="string">
            <text:p>BVB</text:p>
          </table:table-cell>
          <table:table-cell table:style-name="ce7" office:value-type="string">
            <text:p>APO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Gruppenphase.B27" table:end-x="0.607cm" table:end-y="0.46cm" draw:z-index="4" draw:name="Grafik 28" draw:style-name="gr1" draw:text-style-name="P1" svg:width="0.6cm" svg:height="0.46cm" svg:x="0.00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FC Barcelona</text:p>
          </table:table-cell>
          <table:table-cell table:style-name="ce7" office:value-type="string">
            <text:p>9:1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>
            <draw:frame table:end-cell-address="Gruppenphase.N27" table:end-x="0.599cm" table:end-y="0.461cm" draw:z-index="24" draw:name="Grafik 18" draw:style-name="gr1" draw:text-style-name="P1" svg:width="0.6cm" svg:height="0.46cm" svg:x="-0.001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" office:value-type="string">
            <text:p>Tottenham Hotspur</text:p>
          </table:table-cell>
          <table:table-cell table:style-name="ce7" office:value-type="string">
            <text:p>15:4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7" office:value-type="string">
            <text:p>TOT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string">
            <text:p>3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Gruppenphase.B28" table:end-x="0.607cm" table:end-y="0.461cm" draw:z-index="7" draw:name="Grafik 29" draw:style-name="gr1" draw:text-style-name="P1" svg:width="0.6cm" svg:height="0.46cm" svg:x="0.00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" office:value-type="string">
            <text:p>Juventus Turin</text:p>
          </table:table-cell>
          <table:table-cell table:style-name="ce7" office:value-type="string">
            <text:p>7:5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 office:value-type="string">
            <text:p>JUV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2: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>
            <draw:frame table:end-cell-address="Gruppenphase.N28" table:end-x="0.599cm" table:end-y="0.461cm" draw:z-index="25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" office:value-type="string">
            <text:p>Real Madrid</text:p>
          </table:table-cell>
          <table:table-cell table:style-name="ce7" office:value-type="string">
            <text:p>17:7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7" office:value-type="string">
            <text:p>MA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>
            <draw:frame table:end-cell-address="Gruppenphase.B29" table:end-x="0.607cm" table:end-y="0.46cm" draw:z-index="10" draw:name="Grafik 19" draw:style-name="gr1" draw:text-style-name="P1" svg:width="0.6cm" svg:height="0.46cm" svg:x="0.007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" office:value-type="string">
            <text:p>Sporting Lissabon</text:p>
          </table:table-cell>
          <table:table-cell table:style-name="ce7" office:value-type="string">
            <text:p>7: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7" office:value-type="string">
            <text:p>LIS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>
            <draw:frame table:end-cell-address="Gruppenphase.N29" table:end-x="0.599cm" table:end-y="0.46cm" draw:z-index="22" draw:name="Grafik 17" draw:style-name="gr1" draw:text-style-name="P1" svg:width="0.6cm" svg:height="0.46cm" svg:x="-0.001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" office:value-type="string">
            <text:p>Borussia Dortmund</text:p>
          </table:table-cell>
          <table:table-cell table:style-name="ce7" office:value-type="string">
            <text:p>7:13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BVB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Gruppenphase.B30" table:end-x="0.607cm" table:end-y="0.461cm" draw:z-index="12" draw:name="Grafik 21" draw:style-name="gr1" draw:text-style-name="P1" svg:width="0.6cm" svg:height="0.459cm" svg:x="0.007cm" svg:y="0.002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1" office:value-type="string">
            <text:p>Olympiakos Piräus</text:p>
          </table:table-cell>
          <table:table-cell table:style-name="ce7" office:value-type="string">
            <text:p>5:1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 office:value-type="string">
            <text:p>OLY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-</text:p>
          </table:table-cell>
          <table:table-cell table:style-name="ce1"/>
          <table:table-cell table:style-name="ce1" office:value-type="float" office:value="4">
            <text:p>4</text:p>
            <draw:frame table:end-cell-address="Gruppenphase.N30" table:end-x="0.597cm" table:end-y="0.461cm" draw:z-index="29" draw:name="Grafik 13" draw:style-name="gr1" draw:text-style-name="P1" svg:width="0.6cm" svg:height="0.46cm" svg:x="1.914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1" office:value-type="string">
            <text:p>APOEL Nikosia</text:p>
          </table:table-cell>
          <table:table-cell table:style-name="ce7" office:value-type="string">
            <text:p>2:17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7" office:value-type="string">
            <text:p>APO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1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5"/>
        </table:table-row>
        <table:table-row table:style-name="ro1" table:number-rows-repeated="104854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.O.-Phase" table:style-name="ta1" table:print="false"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3" table:default-cell-style-name="ce7"/>
        <table:table-column table:style-name="co6" table:number-columns-repeated="2" table:default-cell-style-name="ce7"/>
        <table:table-column table:style-name="co1" table:default-cell-style-name="ce7"/>
        <table:table-column table:style-name="co24" table:default-cell-style-name="ce7"/>
        <table:table-column table:style-name="co9" table:number-columns-repeated="1010" table:default-cell-style-name="ce7"/>
        <table:table-row table:style-name="ro2">
          <table:table-cell/>
          <table:table-cell table:style-name="ce8" office:value-type="string">
            <text:p>2017/18</text:p>
          </table:table-cell>
          <table:table-cell table:style-name="ce9" table:number-columns-repeated="12"/>
          <table:table-cell table:number-columns-repeated="1010"/>
        </table:table-row>
        <table:table-row table:style-name="ro2">
          <table:table-cell/>
          <table:table-cell table:style-name="ce9" table:number-columns-repeated="13"/>
          <table:table-cell table:number-columns-repeated="1010"/>
        </table:table-row>
        <table:table-row table:style-name="ro2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number-columns-repeated="1010"/>
        </table:table-row>
        <table:table-row table:style-name="ro2">
          <table:table-cell>
            <draw:frame table:end-cell-address="'K.O.-Phase'.A5" table:end-x="0.6cm" table:end-y="0.452cm" draw:z-index="1" draw:name="Grafik 19" draw:style-name="gr1" draw:text-style-name="P1" svg:width="0.6cm" svg:height="0.46cm" svg:x="0cm" svg:y="0.444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>
            <draw:frame table:end-cell-address="'K.O.-Phase'.A6" table:end-x="0.6cm" table:end-y="0.455cm" draw:z-index="0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Port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/>
          <table:table-cell table:style-name="ce10" office:value-type="string">
            <text:p>FC Liverpo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  <draw:frame table:end-cell-address="'K.O.-Phase'.E7" table:end-x="0.558cm" table:end-y="0.453cm" draw:z-index="16" draw:name="Grafik 18" draw:style-name="gr1" draw:text-style-name="P1" svg:width="0.6cm" svg:height="0.46cm" svg:x="0.501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1"/>
          <table:table-cell table:number-columns-repeated="3"/>
          <table:table-cell table:style-name="ce11"/>
          <table:table-cell table:number-columns-repeated="101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8" table:end-x="0.558cm" table:end-y="0.453cm" draw:z-index="17" draw:name="Grafik 18" draw:style-name="gr1" draw:text-style-name="P1" svg:width="0.6cm" svg:height="0.46cm" svg:x="0.501cm" svg:y="0.51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/>
          <table:table-cell table:style-name="ce11"/>
          <table:table-cell table:number-columns-repeated="1014"/>
        </table:table-row>
        <table:table-row table:style-name="ro1">
          <table:table-cell table:style-name="Default">
            <draw:frame table:end-cell-address="'K.O.-Phase'.A9" table:end-x="0.6cm" table:end-y="0.453cm" draw:z-index="3" draw:name="Grafik 15" draw:style-name="gr1" draw:text-style-name="P1" svg:width="0.6cm" svg:height="0.46cm" svg:x="0cm" svg:y="0.512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Manchester City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/>
          <table:table-cell table:style-name="ce11"/>
          <table:table-cell table:number-columns-repeated="1014"/>
        </table:table-row>
        <table:table-row table:style-name="ro1">
          <table:table-cell table:style-name="Default">
            <draw:frame table:end-cell-address="'K.O.-Phase'.A10" table:end-x="0.6cm" table:end-y="0.455cm" draw:z-index="2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se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table:style-name="ce10" office:value-type="string">
            <text:p>Manchester C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1"/>
          <table:table-cell/>
          <table:table-cell>
            <draw:frame table:end-cell-address="'K.O.-Phase'.I11" table:end-x="0.515cm" table:end-y="0.454cm" draw:z-index="26" draw:name="Grafik 18" draw:style-name="gr1" draw:text-style-name="P1" svg:width="0.6cm" svg:height="0.46cm" svg:x="0.458cm" svg:y="0.51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/>
          <table:table-cell/>
          <table:table-cell>
            <draw:frame table:end-cell-address="'K.O.-Phase'.I12" table:end-x="0.515cm" table:end-y="0.454cm" draw:z-index="27" draw:name="Grafik 29" draw:style-name="gr1" draw:text-style-name="P1" svg:width="0.6cm" svg:height="0.46cm" svg:x="0.458cm" svg:y="0.513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>
            <draw:frame table:end-cell-address="'K.O.-Phase'.A13" table:end-x="0.6cm" table:end-y="0.455cm" draw:z-index="13" draw:name="Grafik 18" draw:style-name="gr1" draw:text-style-name="P1" svg:width="0.6cm" svg:height="0.46cm" svg:x="0cm" svg:y="0.51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1"/>
          <table:table-cell table:number-columns-repeated="3"/>
          <table:table-cell table:style-name="ce10" office:value-type="string">
            <text:p>AS Rom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14" table:end-x="0.6cm" table:end-y="0.457cm" draw:z-index="4" draw:name="Grafik 28" draw:style-name="gr1" draw:text-style-name="P1" svg:width="0.6cm" svg:height="0.46cm" svg:x="0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Chels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table:style-name="ce10" office:value-type="string">
            <text:p>FC Barcelo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'K.O.-Phase'.E15" table:end-x="0.558cm" table:end-y="0.455cm" draw:z-index="18" draw:name="Grafik 28" draw:style-name="gr1" draw:text-style-name="P1" svg:width="0.6cm" svg:height="0.46cm" svg:x="0.501cm" svg:y="0.51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16" table:end-x="0.558cm" table:end-y="0.456cm" draw:z-index="22" draw:name="Grafik 29" draw:style-name="gr1" draw:text-style-name="P1" svg:width="0.6cm" svg:height="0.46cm" svg:x="0.501cm" svg:y="0.51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rcelo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/>
          <table:table-cell table:style-name="ce10" office:value-type="string">
            <text:p>AS Rom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6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10" office:value-type="string">
            <text:p>Schachtjor Donez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5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AS Rom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1"/>
          <table:table-cell table:number-columns-repeated="5"/>
          <table:table-cell>
            <draw:frame table:end-cell-address="'K.O.-Phase'.M19" table:end-x="0.505cm" table:end-y="0.456cm" draw:z-index="28" draw:name="Grafik 18" draw:style-name="gr1" draw:text-style-name="P1" svg:width="0.6cm" svg:height="0.46cm" svg:x="0.448cm" svg:y="0.515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ce11"/>
          <table:table-cell table:number-columns-repeated="5"/>
          <table:table-cell>
            <draw:frame table:end-cell-address="'K.O.-Phase'.M20" table:end-x="0.505cm" table:end-y="0.456cm" draw:z-index="29" draw:name="Grafik 28" draw:style-name="gr1" draw:text-style-name="P1" svg:width="0.6cm" svg:height="0.46cm" svg:x="0.448cm" svg:y="0.51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Liverpool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ce11"/>
          <table:table-cell table:number-columns-repeated="7"/>
          <table:table-cell table:style-name="ce10" office:value-type="string">
            <text:p>Real Madrid</text:p>
          </table:table-cell>
          <table:table-cell table:number-columns-repeated="1010"/>
        </table:table-row>
        <table:table-row table:style-name="ro1">
          <table:table-cell>
            <draw:frame table:end-cell-address="'K.O.-Phase'.A21" table:end-x="0.6cm" table:end-y="0.46cm" draw:z-index="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Sevil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>
            <draw:frame table:end-cell-address="'K.O.-Phase'.A22" table:end-x="0.6cm" table:end-y="0.459cm" draw:z-index="7" draw:name="Grafik 18" draw:style-name="gr1" draw:text-style-name="P1" svg:width="0.6cm" svg:height="0.46cm" svg:x="0cm" svg:y="-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Manchester Unit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'K.O.-Phase'.E23" table:end-x="0.558cm" table:end-y="0.458cm" draw:z-index="19" draw:name="Grafik 28" draw:style-name="gr1" draw:text-style-name="P1" svg:width="0.6cm" svg:height="0.46cm" svg:x="0.501cm" svg:y="0.516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24" table:end-x="0.558cm" table:end-y="0.457cm" draw:z-index="23" draw:name="Grafik 17" draw:style-name="gr1" draw:text-style-name="P1" svg:width="0.6cm" svg:height="0.46cm" svg:x="0.501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Sevil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style-name="Default">
            <draw:frame table:end-cell-address="'K.O.-Phase'.A25" table:end-x="0.6cm" table:end-y="0.458cm" draw:z-index="12" draw:name="Grafik 17" draw:style-name="gr1" draw:text-style-name="P1" svg:width="0.6cm" svg:height="0.46cm" svg:x="0cm" svg:y="0.516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  <table:table-cell table:style-name="ce10" office:value-type="string">
            <text:p>FC Bayern Münch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6" table:end-x="0.6cm" table:end-y="0.459cm" draw:z-index="9" draw:name="Grafik 27" draw:style-name="gr1" draw:text-style-name="P1" svg:width="0.6cm" svg:height="0.46cm" svg:x="0cm" svg:y="0.51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10" office:value-type="string">
            <text:p>FC Bayern Münch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Besiktas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'K.O.-Phase'.I27" table:end-x="0.515cm" table:end-y="0.458cm" draw:z-index="24" draw:name="Grafik 17" draw:style-name="gr1" draw:text-style-name="P1" svg:width="0.6cm" svg:height="0.46cm" svg:x="0.458cm" svg:y="0.51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number-columns-repeated="3"/>
          <table:table-cell>
            <draw:frame table:end-cell-address="'K.O.-Phase'.I28" table:end-x="0.515cm" table:end-y="0.459cm" draw:z-index="25" draw:name="Grafik 28" draw:style-name="gr1" draw:text-style-name="P1" svg:width="0.6cm" svg:height="0.46cm" svg:x="0.458cm" svg:y="0.517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FC Bayern Münch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0" office:value-type="string">
            <text:p>Real Madrid</text:p>
          </table:table-cell>
          <table:table-cell table:number-columns-repeated="2"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30" table:end-x="0.6cm" table:end-y="0.453cm" draw:z-index="10" draw:name="Grafik 18" draw:style-name="gr1" draw:text-style-name="P1" svg:width="0.6cm" svg:height="0.46cm" svg:x="0cm" svg:y="0.511cm">
              <draw:image xlink:href="Pictures/100000000000023100000160172A7CDE.jpg" xlink:type="simple" xlink:show="embed" xlink:actuate="onLoad">
                <text:p/>
              </draw:image>
            </draw:frame>
            <draw:frame table:end-cell-address="'K.O.-Phase'.A29" table:end-x="0.6cm" table:end-y="0.459cm" draw:z-index="15" draw:name="Grafik 29" draw:style-name="gr1" draw:text-style-name="P1" svg:width="0.6cm" svg:height="0.46cm" svg:x="0cm" svg:y="-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Juventus Turin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ottenham Hotsp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1" table:end-x="0.558cm" table:end-y="0.46cm" draw:z-index="21" draw:name="Grafik 29" draw:style-name="gr1" draw:text-style-name="P1" svg:width="0.6cm" svg:height="0.46cm" svg:x="0.5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Juventus Turin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>
            <draw:frame table:end-cell-address="'K.O.-Phase'.E32" table:end-x="0.558cm" table:end-y="0.46cm" draw:z-index="20" draw:name="Grafik 28" draw:style-name="gr1" draw:text-style-name="P1" svg:width="0.6cm" svg:height="0.46cm" svg:x="0.501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10" office:value-type="string">
            <text:p>Real Madri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34" table:end-x="0.6cm" table:end-y="0.456cm" draw:z-index="11" draw:name="Grafik 30" draw:style-name="gr1" draw:text-style-name="P1" svg:width="0.6cm" svg:height="0.46cm" svg:x="0cm" svg:y="0.515cm">
              <draw:image xlink:href="Pictures/1000000000000113000000B780D51AE8.jpg" xlink:type="simple" xlink:show="embed" xlink:actuate="onLoad">
                <text:p/>
              </draw:image>
            </draw:frame>
            <draw:frame table:end-cell-address="'K.O.-Phase'.A33" table:end-x="0.6cm" table:end-y="0.46cm" draw:z-index="14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 office:value-type="string">
            <text:p>Real Madri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Paris Saint-Germain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8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number-columns-repeated="5" table:default-cell-style-name="ce7"/>
        <table:table-column table:style-name="co9" table:number-columns-repeated="2" table:default-cell-style-name="ce7"/>
        <table:table-column table:style-name="co28" table:default-cell-style-name="ce7"/>
        <table:table-column table:style-name="co9" table:number-columns-repeated="1012" table:default-cell-style-name="ce7"/>
        <table:table-row table:style-name="ro1">
          <table:table-cell table:style-name="ce8" office:value-type="string">
            <text:p>2017/18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style-name="ce9" table:number-columns-repeated="2"/>
          <table:table-cell table:style-name="ce9"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Albanien</text:p>
          </table:table-cell>
          <table:table-cell table:style-name="ce9" office:value-type="string">
            <text:p>KS Kukesi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2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ndorra</text:p>
          </table:table-cell>
          <table:table-cell table:style-name="ce9" office:value-type="string">
            <text:p>FC Santa Coloma</text:p>
          </table:table-cell>
          <table:table-cell table:number-columns-repeated="2" office:value-type="string">
            <text:p>1. Qualifikationsrunde</text:p>
          </table:table-cell>
          <table:table-cell office:value-type="float" office:value="2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float" office:value="2">
            <text:p>2</text:p>
          </table:table-cell>
          <table:table-cell table:style-name="ce14" office:value-type="string">
            <text:p>1:2</text:p>
          </table:table-cell>
          <table:table-cell table:style-name="ce14" office:value-type="string">
            <text:p>0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rmenien</text:p>
          </table:table-cell>
          <table:table-cell table:style-name="ce9" office:value-type="string">
            <text:p>Alashkert Martun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4:5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Aserbaidschan</text:p>
          </table:table-cell>
          <table:table-cell office:value-type="string">
            <text:p>Qarabag Agdam</text:p>
          </table:table-cell>
          <table:table-cell office:value-type="string">
            <text:p>2. Qualifikationsrunde</text:p>
          </table:table-cell>
          <table:table-cell office:value-type="string">
            <text:p>Gruppenphase (4.)</text:p>
          </table:table-cell>
          <table:table-cell office:value-type="string">
            <text:p>12</text:p>
          </table:table-cell>
          <table:table-cell office:value-type="string">
            <text:p>12:17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2</text:p>
          </table:table-cell>
          <table:table-cell table:style-name="ce14" office:value-type="string">
            <text:p>12:17</text:p>
          </table:table-cell>
          <table:table-cell table:style-name="ce14" office:value-type="string">
            <text:p>4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elgien</text:p>
          </table:table-cell>
          <table:table-cell office:value-type="string">
            <text:p>RSC Anderlecht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table:style-name="ce15" office:value-type="string">
            <text:p>6</text:p>
          </table:table-cell>
          <table:table-cell table:style-name="ce15" office:value-type="string">
            <text:p>2:17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0</text:p>
          </table:table-cell>
          <table:table-cell table:style-name="ce15"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FC Brügge</text:p>
          </table:table-cell>
          <table:table-cell table:number-columns-repeated="2" office:value-type="string">
            <text:p>3. Qualifikationsrund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3:5</text:p>
          </table:table-cell>
          <table:table-cell table:style-name="ce15" office:value-type="string">
            <text:p>0</text:p>
          </table:table-cell>
          <table:table-cell table:number-columns-repeated="2" table:style-name="ce15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float" office:value="8">
            <text:p>8</text:p>
          </table:table-cell>
          <table:table-cell table:style-name="ce14" office:value-type="string">
            <text:p>5:22</text:p>
          </table:table-cell>
          <table:table-cell table:number-columns-repeated="2" table:style-name="ce14" office:value-type="string">
            <text:p>1</text:p>
          </table:table-cell>
          <table:table-cell table:style-name="ce14" office:value-type="string">
            <text:p>6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osnien-Herzegowina</text:p>
          </table:table-cell>
          <table:table-cell table:style-name="ce9" office:value-type="string">
            <text:p>Zrinjski Mostar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3</text:p>
          </table:table-cell>
          <table:table-cell table:style-name="ce14" office:value-type="string">
            <text:p>0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Bulgarien</text:p>
          </table:table-cell>
          <table:table-cell table:style-name="ce13" office:value-type="string">
            <text:p>Ludogorez Rasgrad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8: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8:6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Dänemark</text:p>
          </table:table-cell>
          <table:table-cell table:style-name="ce13" office:value-type="string">
            <text:p>FC Kopenhagen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10:7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6</text:p>
          </table:table-cell>
          <table:table-cell table:style-name="ce14" office:value-type="string">
            <text:p>10:7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Deutschland</text:p>
          </table:table-cell>
          <table:table-cell table:style-name="ce9" office:value-type="string">
            <text:p>FC Bayern München</text:p>
          </table:table-cell>
          <table:table-cell office:value-type="string">
            <text:p>Gruppenphase</text:p>
          </table:table-cell>
          <table:table-cell office:value-type="string">
            <text:p>Halbfinale</text:p>
          </table:table-cell>
          <table:table-cell office:value-type="string">
            <text:p>12</text:p>
          </table:table-cell>
          <table:table-cell office:value-type="string">
            <text:p>26:11</text:p>
          </table:table-cell>
          <table:table-cell office:value-type="string">
            <text:p>8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RB Leipzig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0:1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Borussia Dortmund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TSG 1899 Hoffenhei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6</text:p>
          </table:table-cell>
          <table:table-cell table:style-name="ce14" office:value-type="string">
            <text:p>46:39</text:p>
          </table:table-cell>
          <table:table-cell table:style-name="ce14" office:value-type="string">
            <text:p>10</text:p>
          </table:table-cell>
          <table:table-cell table:style-name="ce14" office:value-type="string">
            <text:p>5</text:p>
          </table:table-cell>
          <table:table-cell table:style-name="ce14" office:value-type="string">
            <text:p>1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ngland</text:p>
          </table:table-cell>
          <table:table-cell table:style-name="ce9" office:value-type="string">
            <text:p>FC Liverpool</text:p>
          </table:table-cell>
          <table:table-cell office:value-type="string">
            <text:p>Play-off</text:p>
          </table:table-cell>
          <table:table-cell office:value-type="string">
            <text:p>???</text:p>
          </table:table-cell>
          <table:table-cell office:value-type="string">
            <text:p>14</text:p>
          </table:table-cell>
          <table:table-cell office:value-type="string">
            <text:p>46:16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Manchester City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0</text:p>
          </table:table-cell>
          <table:table-cell office:value-type="string">
            <text:p>20:1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Tottenham Hotspur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8:8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Manchester United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3: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9" office:value-type="string">
            <text:p>FC Chelsea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17:12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8</text:p>
          </table:table-cell>
          <table:table-cell table:style-name="ce14" office:value-type="string">
            <text:p>114:53</text:p>
          </table:table-cell>
          <table:table-cell table:style-name="ce14" office:value-type="string">
            <text:p>28</text:p>
          </table:table-cell>
          <table:table-cell table:number-columns-repeated="2" table:style-name="ce14" office:value-type="string">
            <text:p>10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stland</text:p>
          </table:table-cell>
          <table:table-cell table:style-name="ce9" office:value-type="string">
            <text:p>Infonet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3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äröer</text:p>
          </table:table-cell>
          <table:table-cell table:style-name="ce9" office:value-type="string">
            <text:p>Vikingur Gö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7:5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7:5</text:p>
          </table:table-cell>
          <table:table-cell table:style-name="ce14" office:value-type="string">
            <text:p>2</text:p>
          </table:table-cell>
          <table:table-cell table:number-columns-repeated="2"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innland</text:p>
          </table:table-cell>
          <table:table-cell table:style-name="ce9" office:value-type="string">
            <text:p>IFK Mariehamn</text:p>
          </table:table-cell>
          <table:table-cell table:number-columns-repeated="2" office:value-type="string">
            <text:p>2. Qualifikationsrunde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0:9</text:p>
          </table:table-cell>
          <table:table-cell table:number-columns-repeated="2" table:style-name="ce15" office:value-type="string">
            <text:p>0</text:p>
          </table:table-cell>
          <table:table-cell table:style-name="ce15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9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Frankreich</text:p>
          </table:table-cell>
          <table:table-cell table:style-name="ce9" office:value-type="string">
            <text:p>Paris Saint-Germai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8</text:p>
          </table:table-cell>
          <table:table-cell office:value-type="string">
            <text:p>27:9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style-name="ce9"/>
          <table:table-cell office:value-type="string">
            <text:p>AS Monaco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OGC Nizza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8</text:p>
          </table:table-cell>
          <table:table-cell table:style-name="ce14" office:value-type="string">
            <text:p>38:32</text:p>
          </table:table-cell>
          <table:table-cell table:number-columns-repeated="2" table:style-name="ce14" office:value-type="string">
            <text:p>5</text:p>
          </table:table-cell>
          <table:table-cell table:style-name="ce14" office:value-type="string">
            <text:p>8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eorgien</text:p>
          </table:table-cell>
          <table:table-cell table:style-name="ce9" office:value-type="string">
            <text:p>FK Samtredia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0:6</text:p>
          </table:table-cell>
          <table:table-cell table:number-columns-repeated="2"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ibraltar</text:p>
          </table:table-cell>
          <table:table-cell table:style-name="ce9" office:value-type="string">
            <text:p>Europa F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3:3</text:p>
          </table:table-cell>
          <table:table-cell table:style-name="ce14" office:value-type="string">
            <text:p>1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Griechenland</text:p>
          </table:table-cell>
          <table:table-cell office:value-type="string">
            <text:p>Olympiakos Piräus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3" office:value-type="string">
            <text:p>AEK Ath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12</text:p>
          </table:table-cell>
          <table:table-cell table:style-name="ce14" office:value-type="string">
            <text:p>13:20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7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rland</text:p>
          </table:table-cell>
          <table:table-cell table:style-name="ce9" office:value-type="string">
            <text:p>FC Dundal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2</text:p>
          </table:table-cell>
          <table:table-cell table:style-name="ce14" office:value-type="string">
            <text:p>2:2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sland</text:p>
          </table:table-cell>
          <table:table-cell table:style-name="ce9" office:value-type="string">
            <text:p>FH Hafnarfjördur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3"/>
          <table:table-cell table:style-name="ce14" office:value-type="string">
            <text:p>4</text:p>
          </table:table-cell>
          <table:table-cell table:style-name="ce14" office:value-type="string">
            <text:p>3:3</text:p>
          </table:table-cell>
          <table:table-cell table:number-columns-repeated="2" table:style-name="ce14" office:value-type="string">
            <text:p>1</text:p>
          </table:table-cell>
          <table:table-cell table:style-name="ce14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srael</text:p>
          </table:table-cell>
          <table:table-cell table:style-name="ce9" office:value-type="string">
            <text:p>Hapoel Beer Sheva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10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Ital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asachsta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osov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Kroat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ettland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Litau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Luxemburg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lta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azedo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ldaw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Montenegr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iederland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dir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Norweg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Österreich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l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Portugal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mä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an Marino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ott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d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chweiz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erb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a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lowe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Span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schechie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Türkei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krain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Ungarn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ale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Weißrussland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Zypern</text:p>
          </table:table-cell>
          <table:table-cell table:number-columns-repeated="1023"/>
        </table:table-row>
        <table:table-row table:style-name="ro1" table:number-rows-repeated="2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ce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ce9"/>
          <table:table-cell table:number-columns-repeated="102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6.05.2018</text:date>, <text:time>17:3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8-05-06T17:32:10.96</dc:date>
    <dc:creator>Felix Kahlert</dc:creator>
    <meta:editing-duration>PT13H47M9S</meta:editing-duration>
    <meta:editing-cycles>54</meta:editing-cycles>
    <meta:generator>OpenOffice/4.1.4$Win32 OpenOffice.org_project/414m5$Build-9788</meta:generator>
    <meta:document-statistic meta:table-count="4" meta:cell-count="1115" meta:object-count="156"/>
  </office:meta>
</office:document-meta>
</file>